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3f852"/>
    </style:style>
    <style:style style:name="P2" style:family="paragraph" style:parent-style-name="Standard">
      <style:text-properties officeooo:paragraph-rsid="00053dea"/>
    </style:style>
    <style:style style:name="P3" style:family="paragraph" style:parent-style-name="Standard">
      <style:text-properties officeooo:paragraph-rsid="0005b274"/>
    </style:style>
    <style:style style:name="P4" style:family="paragraph" style:parent-style-name="Standard">
      <style:text-properties officeooo:paragraph-rsid="0007fa8c"/>
    </style:style>
    <style:style style:name="P5" style:family="paragraph" style:parent-style-name="Standard">
      <style:text-properties officeooo:paragraph-rsid="000952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Knn:</text:p>
      <text:p text:style-name="Standard">have unknown:</text:p>
      <text:p text:style-name="P1">train: 0.990420792079208</text:p>
      <text:p text:style-name="P1">test: 0.6470588235294118</text:p>
      <text:p text:style-name="P1"/>
      <text:p text:style-name="Standard">non-unknown:</text:p>
      <text:p text:style-name="Standard">train: 0.9913963810174121</text:p>
      <text:p text:style-name="Standard">test: 0.7317073170731707</text:p>
      <text:p text:style-name="Standard"/>
      <text:p text:style-name="P5">unknown non-aug:</text:p>
      <text:p text:style-name="P4">train: 0.8925</text:p>
      <text:p text:style-name="P4">test: 0.5686274509803921</text:p>
      <text:p text:style-name="P2"/>
      <text:p text:style-name="P5">non -unknown non-aug:</text:p>
      <text:p text:style-name="P5">train: 0.9620689655172414</text:p>
      <text:p text:style-name="P5">test: 0.6829268292682927</text:p>
      <text:p text:style-name="P5"/>
      <text:p text:style-name="Standard">SVM</text:p>
      <text:p text:style-name="Standard"/>
      <text:p text:style-name="P3">have unknown:</text:p>
      <text:p text:style-name="P3">train: 0.880940594059406</text:p>
      <text:p text:style-name="P3">test: 0.7450980392156863</text:p>
      <text:p text:style-name="P3"/>
      <text:p text:style-name="P3">non-unknown:</text:p>
      <text:p text:style-name="P3">train: 0.895595766473199</text:p>
      <text:p text:style-name="P3">test: 0.8536585365853658</text:p>
      <text:p text:style-name="P3"/>
      <text:p text:style-name="P5">unknown non-aug:</text:p>
      <text:p text:style-name="P4">train: 0.6025</text:p>
      <text:p text:style-name="P4">test: 0.39215686274509803</text:p>
      <text:p text:style-name="P4"/>
      <text:p text:style-name="P5">non-unknown non-aug:</text:p>
      <text:p text:style-name="P5">train: 0.7827586206896552</text:p>
      <text:p text:style-name="P5">test: 0.487804878048780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11:05:03.046070574</meta:creation-date>
    <dc:date>2019-06-10T11:27:08.923644792</dc:date>
    <meta:editing-duration>PT11M57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26" meta:word-count="49" meta:character-count="496" meta:non-whitespace-character-count="473"/>
  </office:meta>
</office:document-meta>
</file>